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data-style-name="N10">
      <style:table-cell-properties fo:background-color="#ffff00"/>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 style:family="table-cell" style:parent-style-name="Default" style:data-style-name="N10"/>
    <style:style style:name="ce8" style:family="table-cell" style:parent-style-name="Default">
      <style:table-cell-properties fo:background-color="transparent"/>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15" style:family="table-cell" style:parent-style-name="Default">
      <style:table-cell-properties fo:background-color="#ffffcc"/>
    </style:style>
    <style:style style:name="ce16"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17"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8"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19" style:family="table-cell" style:parent-style-name="Default">
      <style:table-cell-properties fo:background-color="#ccccff"/>
    </style:style>
    <style:style style:name="ce20" style:family="table-cell" style:parent-style-name="Default">
      <style:table-cell-properties fo:border-bottom="none" fo:background-color="#ccccff" fo:border-left="none" fo:border-right="none" fo:border-top="0.99pt solid #000000"/>
    </style:style>
    <style:style style:name="ce21" style:family="table-cell" style:parent-style-name="Default">
      <style:table-cell-properties fo:border-bottom="none" fo:border-left="none" fo:border-right="0.99pt solid #000000" fo:border-top="0.99pt solid #000000"/>
    </style:style>
    <style:style style:name="ce22"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23" style:family="table-cell" style:parent-style-name="Default">
      <style:table-cell-properties fo:background-color="#ffccff"/>
    </style:style>
    <style:style style:name="ce24" style:family="table-cell" style:parent-style-name="Default">
      <style:text-properties style:use-window-font-color="true"/>
    </style:style>
    <style:style style:name="ce25" style:family="table-cell" style:parent-style-name="Default">
      <style:table-cell-properties fo:background-color="#ccffff" fo:wrap-option="wrap" style:vertical-align="top"/>
    </style:style>
  </office:automatic-styles>
  <office:body>
    <office:spreadsheet>
      <table:table table:name="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19"/>
        <table:table-column table:style-name="co8" table:default-cell-style-name="ce19"/>
        <table:table-column table:style-name="co9" table:default-cell-style-name="ce23"/>
        <table:table-column table:style-name="co10" table:default-cell-style-name="ce24"/>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7" office:value-type="string" calcext:value-type="string" table:number-columns-spanned="2" table:number-rows-spanned="1">
            <text:p>Bite</text:p>
          </table:table-cell>
          <table:covered-table-cell table:style-name="ce20"/>
          <table:table-cell table:style-name="ce21"/>
          <table:table-cell table:style-name="Default"/>
          <table:table-cell table:style-name="ce25"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05" calcext:value-type="percentage">
            <text:p>105%</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2075" calcext:value-type="percentage">
            <text:p>121%</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8" office:value-type="string" calcext:value-type="string">
            <text:p>dd</text:p>
          </table:table-cell>
          <table:table-cell table:style-name="ce18" office:value-type="string" calcext:value-type="string">
            <text:p>ds</text:p>
          </table:table-cell>
          <table:table-cell table:style-name="ce22"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20" calcext:value-type="float">
            <text:p>120</text:p>
          </table:table-cell>
          <table:table-cell table:formula="of:=1+FLOOR([.I3]/15; 1; 0)" office:value-type="float" office:value="9" calcext:value-type="float">
            <text:p>9</text:p>
          </table:table-cell>
          <table:table-cell table:formula="of:=3+FLOOR([.I3]/30; 1; 0)" office:value-type="float" office:value="7" calcext:value-type="float">
            <text:p>7</text:p>
          </table:table-cell>
          <table:table-cell table:formula="of:=1+FLOOR([.I3]/18; 1; 0)" office:value-type="float" office:value="7" calcext:value-type="float">
            <text:p>7</text:p>
          </table:table-cell>
          <table:table-cell table:formula="of:=4+FLOOR([.I3]/6; 1; 0)" office:value-type="float" office:value="24" calcext:value-type="float">
            <text:p>24</text:p>
          </table:table-cell>
          <table:table-cell table:formula="of:=4*[.J3]*(1+[.K3])/2 + 2*[.L3]*(1+[.M3])/2" office:value-type="float" office:value="319" calcext:value-type="float">
            <text:p>319</text:p>
          </table:table-cell>
          <table:table-cell table:formula="of:=FLOOR([.I3]/10; 1; 0) + FLOOR([.I3]*[.I3]/1000; 1; 0) + FLOOR([.I3]*[.I3]*[.I3]/100000; 1; 0)" office:value-type="float" office:value="43" calcext:value-type="float">
            <text:p>43</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7" calcext:value-type="float">
            <text:p>117</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3" calcext:value-type="float">
            <text:p>23</text:p>
          </table:table-cell>
          <table:table-cell table:formula="of:=4*[.J4]*(1+[.K4])/2 + 2*[.L4]*(1+[.M4])/2" office:value-type="float" office:value="280" calcext:value-type="float">
            <text:p>280</text:p>
          </table:table-cell>
          <table:table-cell table:formula="of:=FLOOR([.I4]/10; 1; 0) + FLOOR([.I4]*[.I4]/1000; 1; 0) + FLOOR([.I4]*[.I4]*[.I4]/100000; 1; 0)" office:value-type="float" office:value="40" calcext:value-type="float">
            <text:p>40</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05" calcext:value-type="percentage">
            <text:p>105%</text:p>
          </table:table-cell>
          <table:table-cell/>
          <table:table-cell office:value-type="float" office:value="48" calcext:value-type="float">
            <text:p>48</text:p>
          </table:table-cell>
          <table:table-cell table:formula="of:=FLOOR(FLOOR(2*[.H5]*[.$B$2]; 1; 0)*[.$E$2]; 1; 0)" office:value-type="float" office:value="115" calcext:value-type="float">
            <text:p>115</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3" calcext:value-type="float">
            <text:p>23</text:p>
          </table:table-cell>
          <table:table-cell table:formula="of:=4*[.J5]*(1+[.K5])/2 + 2*[.L5]*(1+[.M5])/2" office:value-type="float" office:value="280" calcext:value-type="float">
            <text:p>280</text:p>
          </table:table-cell>
          <table:table-cell table:formula="of:=FLOOR([.I5]/10; 1; 0) + FLOOR([.I5]*[.I5]/1000; 1; 0) + FLOOR([.I5]*[.I5]*[.I5]/100000; 1; 0)" office:value-type="float" office:value="39" calcext:value-type="float">
            <text:p>39</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45" calcext:value-type="percentage">
            <text:p>95%</text:p>
          </table:table-cell>
          <table:table-cell/>
          <table:table-cell office:value-type="float" office:value="47" calcext:value-type="float">
            <text:p>47</text:p>
          </table:table-cell>
          <table:table-cell table:formula="of:=FLOOR(FLOOR(2*[.H6]*[.$B$2]; 1; 0)*[.$E$2]; 1; 0)" office:value-type="float" office:value="112" calcext:value-type="float">
            <text:p>112</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7" calcext:value-type="float">
            <text:p>37</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2075" calcext:value-type="percentage">
            <text:p>121%</text:p>
          </table:table-cell>
          <table:table-cell/>
          <table:table-cell office:value-type="float" office:value="46" calcext:value-type="float">
            <text:p>46</text:p>
          </table:table-cell>
          <table:table-cell table:formula="of:=FLOOR(FLOOR(2*[.H7]*[.$B$2]; 1; 0)*[.$E$2]; 1; 0)" office:value-type="float" office:value="110" calcext:value-type="float">
            <text:p>110</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7" calcext:value-type="float">
            <text:p>7</text:p>
          </table:table-cell>
          <table:table-cell table:formula="of:=4+FLOOR([.I7]/6; 1; 0)" office:value-type="float" office:value="22" calcext:value-type="float">
            <text:p>22</text:p>
          </table:table-cell>
          <table:table-cell table:formula="of:=4*[.J7]*(1+[.K7])/2 + 2*[.L7]*(1+[.M7])/2" office:value-type="float" office:value="273" calcext:value-type="float">
            <text:p>273</text:p>
          </table:table-cell>
          <table:table-cell table:formula="of:=FLOOR([.I7]/10; 1; 0) + FLOOR([.I7]*[.I7]/1000; 1; 0) + FLOOR([.I7]*[.I7]*[.I7]/100000; 1; 0)" office:value-type="float" office:value="36" calcext:value-type="float">
            <text:p>36</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05" calcext:value-type="percentage">
            <text:p>105%</text:p>
          </table:table-cell>
          <table:table-cell/>
          <table:table-cell office:value-type="float" office:value="45" calcext:value-type="float">
            <text:p>45</text:p>
          </table:table-cell>
          <table:table-cell table:formula="of:=FLOOR(FLOOR(2*[.H8]*[.$B$2]; 1; 0)*[.$E$2]; 1; 0)" office:value-type="float" office:value="108" calcext:value-type="float">
            <text:p>108</text:p>
          </table:table-cell>
          <table:table-cell table:formula="of:=1+FLOOR([.I8]/15; 1; 0)" office:value-type="float" office:value="8" calcext:value-type="float">
            <text:p>8</text:p>
          </table:table-cell>
          <table:table-cell table:formula="of:=3+FLOOR([.I8]/30; 1; 0)" office:value-type="float" office:value="6" calcext:value-type="float">
            <text:p>6</text:p>
          </table:table-cell>
          <table:table-cell table:formula="of:=1+FLOOR([.I8]/18; 1; 0)" office:value-type="float" office:value="7" calcext:value-type="float">
            <text:p>7</text:p>
          </table:table-cell>
          <table:table-cell table:formula="of:=4+FLOOR([.I8]/6; 1; 0)" office:value-type="float" office:value="22" calcext:value-type="float">
            <text:p>22</text:p>
          </table:table-cell>
          <table:table-cell table:formula="of:=4*[.J8]*(1+[.K8])/2 + 2*[.L8]*(1+[.M8])/2" office:value-type="float" office:value="273" calcext:value-type="float">
            <text:p>273</text:p>
          </table:table-cell>
          <table:table-cell table:formula="of:=FLOOR([.I8]/10; 1; 0) + FLOOR([.I8]*[.I8]/1000; 1; 0) + FLOOR([.I8]*[.I8]*[.I8]/100000; 1; 0)" office:value-type="float" office:value="33" calcext:value-type="float">
            <text:p>33</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45" calcext:value-type="percentage">
            <text:p>95%</text:p>
          </table:table-cell>
          <table:table-cell/>
          <table:table-cell office:value-type="float" office:value="44" calcext:value-type="float">
            <text:p>44</text:p>
          </table:table-cell>
          <table:table-cell table:formula="of:=FLOOR(FLOOR(2*[.H9]*[.$B$2]; 1; 0)*[.$E$2]; 1; 0)" office:value-type="float" office:value="105" calcext:value-type="float">
            <text:p>105</text:p>
          </table:table-cell>
          <table:table-cell table:formula="of:=1+FLOOR([.I9]/15; 1; 0)" office:value-type="float" office:value="8" calcext:value-type="float">
            <text:p>8</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1" calcext:value-type="float">
            <text:p>21</text:p>
          </table:table-cell>
          <table:table-cell table:formula="of:=4*[.J9]*(1+[.K9])/2 + 2*[.L9]*(1+[.M9])/2" office:value-type="float" office:value="244" calcext:value-type="float">
            <text:p>244</text:p>
          </table:table-cell>
          <table:table-cell table:formula="of:=FLOOR([.I9]/10; 1; 0) + FLOOR([.I9]*[.I9]/1000; 1; 0) + FLOOR([.I9]*[.I9]*[.I9]/100000; 1; 0)" office:value-type="float" office:value="32" calcext:value-type="float">
            <text:p>32</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975" calcext:value-type="percentage">
            <text:p>100%</text:p>
          </table:table-cell>
          <table:table-cell/>
          <table:table-cell office:value-type="float" office:value="43" calcext:value-type="float">
            <text:p>43</text:p>
          </table:table-cell>
          <table:table-cell table:formula="of:=FLOOR(FLOOR(2*[.H10]*[.$B$2]; 1; 0)*[.$E$2]; 1; 0)" office:value-type="float" office:value="103" calcext:value-type="float">
            <text:p>103</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1" calcext:value-type="float">
            <text:p>21</text:p>
          </table:table-cell>
          <table:table-cell table:formula="of:=4*[.J10]*(1+[.K10])/2 + 2*[.L10]*(1+[.M10])/2" office:value-type="float" office:value="230" calcext:value-type="float">
            <text:p>230</text:p>
          </table:table-cell>
          <table:table-cell table:formula="of:=FLOOR([.I10]/10; 1; 0) + FLOOR([.I10]*[.I10]/1000; 1; 0) + FLOOR([.I10]*[.I10]*[.I10]/100000; 1; 0)" office:value-type="float" office:value="30" calcext:value-type="float">
            <text:p>30</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45" calcext:value-type="percentage">
            <text:p>95%</text:p>
          </table:table-cell>
          <table:table-cell/>
          <table:table-cell office:value-type="float" office:value="42" calcext:value-type="float">
            <text:p>42</text:p>
          </table:table-cell>
          <table:table-cell table:formula="of:=FLOOR(FLOOR(2*[.H11]*[.$B$2]; 1; 0)*[.$E$2]; 1; 0)" office:value-type="float" office:value="101" calcext:value-type="float">
            <text:p>101</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30" calcext:value-type="float">
            <text:p>30</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45" calcext:value-type="percentage">
            <text:p>95%</text:p>
          </table:table-cell>
          <table:table-cell/>
          <table:table-cell office:value-type="float" office:value="41" calcext:value-type="float">
            <text:p>41</text:p>
          </table:table-cell>
          <table:table-cell table:formula="of:=FLOOR(FLOOR(2*[.H12]*[.$B$2]; 1; 0)*[.$E$2]; 1; 0)" office:value-type="float" office:value="98" calcext:value-type="float">
            <text:p>98</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20" calcext:value-type="float">
            <text:p>20</text:p>
          </table:table-cell>
          <table:table-cell table:formula="of:=4*[.J12]*(1+[.K12])/2 + 2*[.L12]*(1+[.M12])/2" office:value-type="float" office:value="224" calcext:value-type="float">
            <text:p>224</text:p>
          </table:table-cell>
          <table:table-cell table:formula="of:=FLOOR([.I12]/10; 1; 0) + FLOOR([.I12]*[.I12]/1000; 1; 0) + FLOOR([.I12]*[.I12]*[.I12]/100000; 1; 0)" office:value-type="float" office:value="27" calcext:value-type="float">
            <text:p>27</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6" calcext:value-type="float">
            <text:p>96</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20" calcext:value-type="float">
            <text:p>20</text:p>
          </table:table-cell>
          <table:table-cell table:formula="of:=4*[.J13]*(1+[.K13])/2 + 2*[.L13]*(1+[.M13])/2" office:value-type="float" office:value="224" calcext:value-type="float">
            <text:p>224</text:p>
          </table:table-cell>
          <table:table-cell table:formula="of:=FLOOR([.I13]/10; 1; 0) + FLOOR([.I13]*[.I13]/1000; 1; 0) + FLOOR([.I13]*[.I13]*[.I13]/100000; 1; 0)" office:value-type="float" office:value="26" calcext:value-type="float">
            <text:p>26</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93" calcext:value-type="float">
            <text:p>93</text:p>
          </table:table-cell>
          <table:table-cell table:formula="of:=1+FLOOR([.I14]/15; 1; 0)" office:value-type="float" office:value="7" calcext:value-type="float">
            <text:p>7</text:p>
          </table:table-cell>
          <table:table-cell table:formula="of:=3+FLOOR([.I14]/30; 1; 0)" office:value-type="float" office:value="6" calcext:value-type="float">
            <text:p>6</text:p>
          </table:table-cell>
          <table:table-cell table:formula="of:=1+FLOOR([.I14]/18; 1; 0)" office:value-type="float" office:value="6" calcext:value-type="float">
            <text:p>6</text:p>
          </table:table-cell>
          <table:table-cell table:formula="of:=4+FLOOR([.I14]/6; 1; 0)" office:value-type="float" office:value="19" calcext:value-type="float">
            <text:p>19</text:p>
          </table:table-cell>
          <table:table-cell table:formula="of:=4*[.J14]*(1+[.K14])/2 + 2*[.L14]*(1+[.M14])/2" office:value-type="float" office:value="218" calcext:value-type="float">
            <text:p>218</text:p>
          </table:table-cell>
          <table:table-cell table:formula="of:=FLOOR([.I14]/10; 1; 0) + FLOOR([.I14]*[.I14]/1000; 1; 0) + FLOOR([.I14]*[.I14]*[.I14]/100000; 1; 0)" office:value-type="float" office:value="25" calcext:value-type="float">
            <text:p>25</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90" calcext:value-type="float">
            <text:p>90</text:p>
          </table:table-cell>
          <table:table-cell table:formula="of:=1+FLOOR([.I15]/15; 1; 0)" office:value-type="float" office:value="7" calcext:value-type="float">
            <text:p>7</text:p>
          </table:table-cell>
          <table:table-cell table:formula="of:=3+FLOOR([.I15]/30; 1; 0)" office:value-type="float" office:value="6" calcext:value-type="float">
            <text:p>6</text:p>
          </table:table-cell>
          <table:table-cell table:formula="of:=1+FLOOR([.I15]/18; 1; 0)" office:value-type="float" office:value="6" calcext:value-type="float">
            <text:p>6</text:p>
          </table:table-cell>
          <table:table-cell table:formula="of:=4+FLOOR([.I15]/6; 1; 0)" office:value-type="float" office:value="19" calcext:value-type="float">
            <text:p>19</text:p>
          </table:table-cell>
          <table:table-cell table:formula="of:=4*[.J15]*(1+[.K15])/2 + 2*[.L15]*(1+[.M15])/2" office:value-type="float" office:value="218" calcext:value-type="float">
            <text:p>218</text:p>
          </table:table-cell>
          <table:table-cell table:formula="of:=FLOOR([.I15]/10; 1; 0) + FLOOR([.I15]*[.I15]/1000; 1; 0) + FLOOR([.I15]*[.I15]*[.I15]/100000; 1; 0)" office:value-type="float" office:value="24" calcext:value-type="float">
            <text:p>24</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8" calcext:value-type="float">
            <text:p>88</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6" calcext:value-type="float">
            <text:p>86</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8" calcext:value-type="float">
            <text:p>18</text:p>
          </table:table-cell>
          <table:table-cell table:formula="of:=4*[.J17]*(1+[.K17])/2 + 2*[.L17]*(1+[.M17])/2" office:value-type="float" office:value="167" calcext:value-type="float">
            <text:p>167</text:p>
          </table:table-cell>
          <table:table-cell table:formula="of:=FLOOR([.I17]/10; 1; 0) + FLOOR([.I17]*[.I17]/1000; 1; 0) + FLOOR([.I17]*[.I17]*[.I17]/100000; 1; 0)" office:value-type="float" office:value="21" calcext:value-type="float">
            <text:p>21</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3" calcext:value-type="float">
            <text:p>83</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81" calcext:value-type="float">
            <text:p>81</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9" calcext:value-type="float">
            <text:p>19</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9" calcext:value-type="float">
            <text:p>79</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7" calcext:value-type="float">
            <text:p>17</text:p>
          </table:table-cell>
          <table:table-cell table:formula="of:=4*[.J20]*(1+[.K20])/2 + 2*[.L20]*(1+[.M20])/2" office:value-type="float" office:value="162" calcext:value-type="float">
            <text:p>162</text:p>
          </table:table-cell>
          <table:table-cell table:formula="of:=FLOOR([.I20]/10; 1; 0) + FLOOR([.I20]*[.I20]/1000; 1; 0) + FLOOR([.I20]*[.I20]*[.I20]/100000; 1; 0)" office:value-type="float" office:value="17" calcext:value-type="float">
            <text:p>17</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7" calcext:value-type="float">
            <text:p>77</text:p>
          </table:table-cell>
          <table:table-cell table:formula="of:=1+FLOOR([.I21]/15; 1; 0)" office:value-type="float" office:value="6" calcext:value-type="float">
            <text:p>6</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57" calcext:value-type="float">
            <text:p>157</text:p>
          </table:table-cell>
          <table:table-cell table:formula="of:=FLOOR([.I21]/10; 1; 0) + FLOOR([.I21]*[.I21]/1000; 1; 0) + FLOOR([.I21]*[.I21]*[.I21]/100000; 1; 0)" office:value-type="float" office:value="16" calcext:value-type="float">
            <text:p>16</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4" calcext:value-type="float">
            <text:p>74</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5" calcext:value-type="float">
            <text:p>5</text:p>
          </table:table-cell>
          <table:table-cell table:formula="of:=4+FLOOR([.I22]/6; 1; 0)" office:value-type="float" office:value="16" calcext:value-type="float">
            <text:p>16</text:p>
          </table:table-cell>
          <table:table-cell table:formula="of:=4*[.J22]*(1+[.K22])/2 + 2*[.L22]*(1+[.M22])/2" office:value-type="float" office:value="145" calcext:value-type="float">
            <text:p>145</text:p>
          </table:table-cell>
          <table:table-cell table:formula="of:=FLOOR([.I22]/10; 1; 0) + FLOOR([.I22]*[.I22]/1000; 1; 0) + FLOOR([.I22]*[.I22]*[.I22]/100000; 1; 0)" office:value-type="float" office:value="16" calcext:value-type="float">
            <text:p>16</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72" calcext:value-type="float">
            <text:p>72</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5" calcext:value-type="float">
            <text:p>5</text:p>
          </table:table-cell>
          <table:table-cell table:formula="of:=4+FLOOR([.I23]/6; 1; 0)" office:value-type="float" office:value="16" calcext:value-type="float">
            <text:p>16</text:p>
          </table:table-cell>
          <table:table-cell table:formula="of:=4*[.J23]*(1+[.K23])/2 + 2*[.L23]*(1+[.M23])/2" office:value-type="float" office:value="145" calcext:value-type="float">
            <text:p>145</text:p>
          </table:table-cell>
          <table:table-cell table:formula="of:=FLOOR([.I23]/10; 1; 0) + FLOOR([.I23]*[.I23]/1000; 1; 0) + FLOOR([.I23]*[.I23]*[.I23]/100000; 1; 0)" office:value-type="float" office:value="15" calcext:value-type="float">
            <text:p>15</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9" calcext:value-type="float">
            <text:p>69</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3" calcext:value-type="float">
            <text:p>13</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6" calcext:value-type="float">
            <text:p>66</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5" calcext:value-type="float">
            <text:p>15</text:p>
          </table:table-cell>
          <table:table-cell table:formula="of:=4*[.J25]*(1+[.K25])/2 + 2*[.L25]*(1+[.M25])/2" office:value-type="float" office:value="124" calcext:value-type="float">
            <text:p>124</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4" calcext:value-type="float">
            <text:p>64</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2" calcext:value-type="float">
            <text:p>12</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62" calcext:value-type="float">
            <text:p>62</text:p>
          </table:table-cell>
          <table:table-cell table:formula="of:=1+FLOOR([.I27]/15; 1; 0)" office:value-type="float" office:value="5" calcext:value-type="float">
            <text:p>5</text:p>
          </table:table-cell>
          <table:table-cell table:formula="of:=3+FLOOR([.I27]/30; 1; 0)" office:value-type="float" office:value="5" calcext:value-type="float">
            <text:p>5</text:p>
          </table:table-cell>
          <table:table-cell table:formula="of:=1+FLOOR([.I27]/18; 1; 0)" office:value-type="float" office:value="4" calcext:value-type="float">
            <text:p>4</text:p>
          </table:table-cell>
          <table:table-cell table:formula="of:=4+FLOOR([.I27]/6; 1; 0)" office:value-type="float" office:value="14" calcext:value-type="float">
            <text:p>14</text:p>
          </table:table-cell>
          <table:table-cell table:formula="of:=4*[.J27]*(1+[.K27])/2 + 2*[.L27]*(1+[.M27])/2" office:value-type="float" office:value="120" calcext:value-type="float">
            <text:p>120</text:p>
          </table:table-cell>
          <table:table-cell table:formula="of:=FLOOR([.I27]/10; 1; 0) + FLOOR([.I27]*[.I27]/1000; 1; 0) + FLOOR([.I27]*[.I27]*[.I27]/100000; 1; 0)" office:value-type="float" office:value="11" calcext:value-type="float">
            <text:p>11</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9" calcext:value-type="float">
            <text:p>59</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10" calcext:value-type="float">
            <text:p>10</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7" calcext:value-type="float">
            <text:p>57</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5" calcext:value-type="float">
            <text:p>55</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4" calcext:value-type="float">
            <text:p>4</text:p>
          </table:table-cell>
          <table:table-cell table:formula="of:=4+FLOOR([.I30]/6; 1; 0)" office:value-type="float" office:value="13" calcext:value-type="float">
            <text:p>13</text:p>
          </table:table-cell>
          <table:table-cell table:formula="of:=4*[.J30]*(1+[.K30])/2 + 2*[.L30]*(1+[.M30])/2" office:value-type="float" office:value="96" calcext:value-type="float">
            <text:p>96</text:p>
          </table:table-cell>
          <table:table-cell table:formula="of:=FLOOR([.I30]/10; 1; 0) + FLOOR([.I30]*[.I30]/1000; 1; 0) + FLOOR([.I30]*[.I30]*[.I30]/100000; 1; 0)" office:value-type="float" office:value="9" calcext:value-type="float">
            <text:p>9</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2" calcext:value-type="float">
            <text:p>52</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50" calcext:value-type="float">
            <text:p>50</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8" calcext:value-type="float">
            <text:p>8</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8" calcext:value-type="float">
            <text:p>48</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2" calcext:value-type="float">
            <text:p>12</text:p>
          </table:table-cell>
          <table:table-cell table:formula="of:=4*[.J33]*(1+[.K33])/2 + 2*[.L33]*(1+[.M33])/2" office:value-type="float" office:value="79" calcext:value-type="float">
            <text:p>79</text:p>
          </table:table-cell>
          <table:table-cell table:formula="of:=FLOOR([.I33]/10; 1; 0) + FLOOR([.I33]*[.I33]/1000; 1; 0) + FLOOR([.I33]*[.I33]*[.I33]/100000; 1; 0)" office:value-type="float" office:value="7" calcext:value-type="float">
            <text:p>7</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4" calcext:value-type="float">
            <text:p>44</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2" calcext:value-type="float">
            <text:p>42</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1" calcext:value-type="float">
            <text:p>11</text:p>
          </table:table-cell>
          <table:table-cell table:formula="of:=4*[.J35]*(1+[.K35])/2 + 2*[.L35]*(1+[.M35])/2" office:value-type="float" office:value="66" calcext:value-type="float">
            <text:p>66</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40" calcext:value-type="float">
            <text:p>40</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5" calcext:value-type="float">
            <text:p>5</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7" calcext:value-type="float">
            <text:p>37</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5" calcext:value-type="float">
            <text:p>35</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3" calcext:value-type="float">
            <text:p>33</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31" calcext:value-type="float">
            <text:p>31</text:p>
          </table:table-cell>
          <table:table-cell table:formula="of:=1+FLOOR([.I40]/15; 1; 0)" office:value-type="float" office:value="3" calcext:value-type="float">
            <text:p>3</text:p>
          </table:table-cell>
          <table:table-cell table:formula="of:=3+FLOOR([.I40]/30; 1; 0)" office:value-type="float" office:value="4" calcext:value-type="float">
            <text:p>4</text:p>
          </table:table-cell>
          <table:table-cell table:formula="of:=1+FLOOR([.I40]/18; 1; 0)" office:value-type="float" office:value="2" calcext:value-type="float">
            <text:p>2</text:p>
          </table:table-cell>
          <table:table-cell table:formula="of:=4+FLOOR([.I40]/6; 1; 0)" office:value-type="float" office:value="9" calcext:value-type="float">
            <text:p>9</text:p>
          </table:table-cell>
          <table:table-cell table:formula="of:=4*[.J40]*(1+[.K40])/2 + 2*[.L40]*(1+[.M40])/2" office:value-type="float" office:value="50" calcext:value-type="float">
            <text:p>50</text:p>
          </table:table-cell>
          <table:table-cell table:formula="of:=FLOOR([.I40]/10; 1; 0) + FLOOR([.I40]*[.I40]/1000; 1; 0) + FLOOR([.I40]*[.I40]*[.I40]/100000; 1; 0)" office:value-type="float" office:value="3" calcext:value-type="float">
            <text:p>3</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8" calcext:value-type="float">
            <text:p>28</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6" calcext:value-type="float">
            <text:p>26</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4" calcext:value-type="float">
            <text:p>24</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8" calcext:value-type="float">
            <text:p>8</text:p>
          </table:table-cell>
          <table:table-cell table:formula="of:=4*[.J43]*(1+[.K43])/2 + 2*[.L43]*(1+[.M43])/2" office:value-type="float" office:value="34" calcext:value-type="float">
            <text:p>34</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0">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7-19T07:40:58.244629204</dc:date>
    <meta:editing-duration>PT1H2M54S</meta:editing-duration>
    <meta:editing-cycles>12</meta:editing-cycles>
    <meta:generator>LibreOffice/4.2.8.2$Linux_X86_64 LibreOffice_project/420m0$Build-2</meta:generator>
    <meta:document-statistic meta:table-count="2" meta:cell-count="473" meta:object-count="0"/>
  </office:meta>
</office:document-meta>
</file>